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85pt"/>
    </style:style>
    <style:style style:name="co2" style:family="table-column">
      <style:table-column-properties fo:break-before="auto" style:column-width="85.8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114.09pt"/>
    </style:style>
    <style:style style:name="co5" style:family="table-column">
      <style:table-column-properties fo:break-before="auto" style:column-width="97.54pt"/>
    </style:style>
    <style:style style:name="co6" style:family="table-column">
      <style:table-column-properties fo:break-before="auto" style:column-width="45.55pt"/>
    </style:style>
    <style:style style:name="co7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ndara"/>
    </style:style>
    <style:style style:name="ce2" style:family="table-cell" style:parent-style-name="Default">
      <style:table-cell-properties fo:border-bottom="none" fo:border-left="none" fo:border-right="0.06pt solid #000000" fo:border-top="none"/>
      <style:text-properties style:font-name="Candara"/>
    </style:style>
  </office:automatic-styles>
  <office:body>
    <office:spreadsheet>
      <table:calculation-settings table:automatic-find-labels="false" table:use-regular-expressions="false" table:use-wildcards="true"/>
      <table:table table:name="fullstream_detection_featu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number-columns-repeated="1016" table:default-cell-style-name="ce1"/>
        <table:table-row table:style-name="ro1">
          <table:table-cell/>
          <table:table-cell office:value-type="string" calcext:value-type="string">
            <text:p>-- For detailed computation and parameters cf. &lt;AMLTTP&gt;/+FeatureCreators/FeatureSet5cBlockmean.m --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1.LMom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2.LMom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3.LMom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14.4976</text:p>
          </table:table-cell>
          <table:table-cell office:value-type="string" calcext:value-type="string">
            <text:p><text:s/>1.LMom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14.4976</text:p>
          </table:table-cell>
          <table:table-cell office:value-type="string" calcext:value-type="string">
            <text:p><text:s/>2.LMom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14.4976</text:p>
          </table:table-cell>
          <table:table-cell office:value-type="string" calcext:value-type="string">
            <text:p><text:s/>3.LMom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52.8485</text:p>
          </table:table-cell>
          <table:table-cell office:value-type="string" calcext:value-type="string">
            <text:p><text:s/>1.LMom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52.8485</text:p>
          </table:table-cell>
          <table:table-cell office:value-type="string" calcext:value-type="string">
            <text:p><text:s/>2.LMom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52.8485</text:p>
          </table:table-cell>
          <table:table-cell office:value-type="string" calcext:value-type="string">
            <text:p><text:s/>3.LMom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95.4831</text:p>
          </table:table-cell>
          <table:table-cell office:value-type="string" calcext:value-type="string">
            <text:p><text:s/>1.LMom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95.4831</text:p>
          </table:table-cell>
          <table:table-cell office:value-type="string" calcext:value-type="string">
            <text:p><text:s/>2.LMom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95.4831</text:p>
          </table:table-cell>
          <table:table-cell office:value-type="string" calcext:value-type="string">
            <text:p><text:s/>3.LMom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42.88</text:p>
          </table:table-cell>
          <table:table-cell office:value-type="string" calcext:value-type="string">
            <text:p><text:s/>1.LMom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42.88</text:p>
          </table:table-cell>
          <table:table-cell office:value-type="string" calcext:value-type="string">
            <text:p><text:s/>2.LMom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42.88</text:p>
          </table:table-cell>
          <table:table-cell office:value-type="string" calcext:value-type="string">
            <text:p><text:s/>3.LMom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95.571</text:p>
          </table:table-cell>
          <table:table-cell office:value-type="string" calcext:value-type="string">
            <text:p><text:s/>1.LMom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95.571</text:p>
          </table:table-cell>
          <table:table-cell office:value-type="string" calcext:value-type="string">
            <text:p><text:s/>2.LMom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95.571</text:p>
          </table:table-cell>
          <table:table-cell office:value-type="string" calcext:value-type="string">
            <text:p><text:s/>3.LMom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354.1476</text:p>
          </table:table-cell>
          <table:table-cell office:value-type="string" calcext:value-type="string">
            <text:p><text:s/>1.LMom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354.1476</text:p>
          </table:table-cell>
          <table:table-cell office:value-type="string" calcext:value-type="string">
            <text:p><text:s/>2.LMom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354.1476</text:p>
          </table:table-cell>
          <table:table-cell office:value-type="string" calcext:value-type="string">
            <text:p><text:s/>3.LMom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19.267</text:p>
          </table:table-cell>
          <table:table-cell office:value-type="string" calcext:value-type="string">
            <text:p><text:s/>1.LMom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19.267</text:p>
          </table:table-cell>
          <table:table-cell office:value-type="string" calcext:value-type="string">
            <text:p><text:s/>2.LMom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19.267</text:p>
          </table:table-cell>
          <table:table-cell office:value-type="string" calcext:value-type="string">
            <text:p><text:s/>3.LMom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91.6602</text:p>
          </table:table-cell>
          <table:table-cell office:value-type="string" calcext:value-type="string">
            <text:p><text:s/>1.LMom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91.6602</text:p>
          </table:table-cell>
          <table:table-cell office:value-type="string" calcext:value-type="string">
            <text:p><text:s/>2.LMom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91.6602</text:p>
          </table:table-cell>
          <table:table-cell office:value-type="string" calcext:value-type="string">
            <text:p><text:s/>3.LMom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572.1396</text:p>
          </table:table-cell>
          <table:table-cell office:value-type="string" calcext:value-type="string">
            <text:p><text:s/>1.LMom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572.1396</text:p>
          </table:table-cell>
          <table:table-cell office:value-type="string" calcext:value-type="string">
            <text:p><text:s/>2.LMom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572.1396</text:p>
          </table:table-cell>
          <table:table-cell office:value-type="string" calcext:value-type="string">
            <text:p><text:s/>3.LMom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661.6085</text:p>
          </table:table-cell>
          <table:table-cell office:value-type="string" calcext:value-type="string">
            <text:p><text:s/>1.LMom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661.6085</text:p>
          </table:table-cell>
          <table:table-cell office:value-type="string" calcext:value-type="string">
            <text:p><text:s/>2.LMom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661.6085</text:p>
          </table:table-cell>
          <table:table-cell office:value-type="string" calcext:value-type="string">
            <text:p><text:s/>3.LMom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761.0709</text:p>
          </table:table-cell>
          <table:table-cell office:value-type="string" calcext:value-type="string">
            <text:p><text:s/>1.LMom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761.0709</text:p>
          </table:table-cell>
          <table:table-cell office:value-type="string" calcext:value-type="string">
            <text:p><text:s/>2.LMom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761.0709</text:p>
          </table:table-cell>
          <table:table-cell office:value-type="string" calcext:value-type="string">
            <text:p><text:s/>3.LMom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871.643</text:p>
          </table:table-cell>
          <table:table-cell office:value-type="string" calcext:value-type="string">
            <text:p><text:s/>1.LMom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871.643</text:p>
          </table:table-cell>
          <table:table-cell office:value-type="string" calcext:value-type="string">
            <text:p><text:s/>2.LMom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871.643</text:p>
          </table:table-cell>
          <table:table-cell office:value-type="string" calcext:value-type="string">
            <text:p><text:s/>3.LMom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994.566</text:p>
          </table:table-cell>
          <table:table-cell office:value-type="string" calcext:value-type="string">
            <text:p><text:s/>1.LMom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994.566</text:p>
          </table:table-cell>
          <table:table-cell office:value-type="string" calcext:value-type="string">
            <text:p><text:s/>2.LMom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994.566</text:p>
          </table:table-cell>
          <table:table-cell office:value-type="string" calcext:value-type="string">
            <text:p><text:s/>3.LMom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131.2192</text:p>
          </table:table-cell>
          <table:table-cell office:value-type="string" calcext:value-type="string">
            <text:p><text:s/>1.LMom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131.2192</text:p>
          </table:table-cell>
          <table:table-cell office:value-type="string" calcext:value-type="string">
            <text:p><text:s/>2.LMom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131.2192</text:p>
          </table:table-cell>
          <table:table-cell office:value-type="string" calcext:value-type="string">
            <text:p><text:s/>3.LMom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283.1364</text:p>
          </table:table-cell>
          <table:table-cell office:value-type="string" calcext:value-type="string">
            <text:p><text:s/>1.LMom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283.1364</text:p>
          </table:table-cell>
          <table:table-cell office:value-type="string" calcext:value-type="string">
            <text:p><text:s/>2.LMom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283.1364</text:p>
          </table:table-cell>
          <table:table-cell office:value-type="string" calcext:value-type="string">
            <text:p><text:s/>3.LMom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452.0225</text:p>
          </table:table-cell>
          <table:table-cell office:value-type="string" calcext:value-type="string">
            <text:p><text:s/>1.LMom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452.0225</text:p>
          </table:table-cell>
          <table:table-cell office:value-type="string" calcext:value-type="string">
            <text:p><text:s/>2.LMom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452.0225</text:p>
          </table:table-cell>
          <table:table-cell office:value-type="string" calcext:value-type="string">
            <text:p><text:s/>3.LMom</text:p>
          </table:table-cell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639.7729</text:p>
          </table:table-cell>
          <table:table-cell office:value-type="string" calcext:value-type="string">
            <text:p><text:s/>1.LMom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639.7729</text:p>
          </table:table-cell>
          <table:table-cell office:value-type="string" calcext:value-type="string">
            <text:p><text:s/>2.LMom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639.7729</text:p>
          </table:table-cell>
          <table:table-cell office:value-type="string" calcext:value-type="string">
            <text:p><text:s/>3.LMom</text:p>
          </table:table-cell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848.4948</text:p>
          </table:table-cell>
          <table:table-cell office:value-type="string" calcext:value-type="string">
            <text:p><text:s/>1.LMom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848.4948</text:p>
          </table:table-cell>
          <table:table-cell office:value-type="string" calcext:value-type="string">
            <text:p><text:s/>2.LMom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848.4948</text:p>
          </table:table-cell>
          <table:table-cell office:value-type="string" calcext:value-type="string">
            <text:p><text:s/>3.LMom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080.5306</text:p>
          </table:table-cell>
          <table:table-cell office:value-type="string" calcext:value-type="string">
            <text:p><text:s/>1.LMom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080.5306</text:p>
          </table:table-cell>
          <table:table-cell office:value-type="string" calcext:value-type="string">
            <text:p><text:s/>2.LMom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080.5306</text:p>
          </table:table-cell>
          <table:table-cell office:value-type="string" calcext:value-type="string">
            <text:p><text:s/>3.LMom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338.4844</text:p>
          </table:table-cell>
          <table:table-cell office:value-type="string" calcext:value-type="string">
            <text:p><text:s/>1.LMom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338.4844</text:p>
          </table:table-cell>
          <table:table-cell office:value-type="string" calcext:value-type="string">
            <text:p><text:s/>2.LMom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338.4844</text:p>
          </table:table-cell>
          <table:table-cell office:value-type="string" calcext:value-type="string">
            <text:p><text:s/>3.LMom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625.2513</text:p>
          </table:table-cell>
          <table:table-cell office:value-type="string" calcext:value-type="string">
            <text:p><text:s/>1.LMom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625.2513</text:p>
          </table:table-cell>
          <table:table-cell office:value-type="string" calcext:value-type="string">
            <text:p><text:s/>2.LMom</text:p>
          </table:table-cell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625.2513</text:p>
          </table:table-cell>
          <table:table-cell office:value-type="string" calcext:value-type="string">
            <text:p><text:s/>3.LMom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944.0497</text:p>
          </table:table-cell>
          <table:table-cell office:value-type="string" calcext:value-type="string">
            <text:p><text:s/>1.LMom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944.0497</text:p>
          </table:table-cell>
          <table:table-cell office:value-type="string" calcext:value-type="string">
            <text:p><text:s/>2.LMom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944.0497</text:p>
          </table:table-cell>
          <table:table-cell office:value-type="string" calcext:value-type="string">
            <text:p><text:s/>3.LMom</text:p>
          </table:table-cell>
          <table:table-cell table:number-columns-repeated="101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3298.4573</text:p>
          </table:table-cell>
          <table:table-cell office:value-type="string" calcext:value-type="string">
            <text:p><text:s/>1.LMom</text:p>
          </table:table-cell>
          <table:table-cell table:number-columns-repeated="101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3298.4573</text:p>
          </table:table-cell>
          <table:table-cell office:value-type="string" calcext:value-type="string">
            <text:p><text:s/>2.LMom</text:p>
          </table:table-cell>
          <table:table-cell table:number-columns-repeated="1019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3298.4573</text:p>
          </table:table-cell>
          <table:table-cell office:value-type="string" calcext:value-type="string">
            <text:p><text:s/>3.LMom</text:p>
          </table:table-cell>
          <table:table-cell table:number-columns-repeated="101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3692.4518</text:p>
          </table:table-cell>
          <table:table-cell office:value-type="string" calcext:value-type="string">
            <text:p><text:s/>1.LMom</text:p>
          </table:table-cell>
          <table:table-cell table:number-columns-repeated="1019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3692.4518</text:p>
          </table:table-cell>
          <table:table-cell office:value-type="string" calcext:value-type="string">
            <text:p><text:s/>2.LMom</text:p>
          </table:table-cell>
          <table:table-cell table:number-columns-repeated="1019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3692.4518</text:p>
          </table:table-cell>
          <table:table-cell office:value-type="string" calcext:value-type="string">
            <text:p><text:s/>3.LMom</text:p>
          </table:table-cell>
          <table:table-cell table:number-columns-repeated="1019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130.4548</text:p>
          </table:table-cell>
          <table:table-cell office:value-type="string" calcext:value-type="string">
            <text:p><text:s/>1.LMom</text:p>
          </table:table-cell>
          <table:table-cell table:number-columns-repeated="1019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130.4548</text:p>
          </table:table-cell>
          <table:table-cell office:value-type="string" calcext:value-type="string">
            <text:p><text:s/>2.LMom</text:p>
          </table:table-cell>
          <table:table-cell table:number-columns-repeated="1019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130.4548</text:p>
          </table:table-cell>
          <table:table-cell office:value-type="string" calcext:value-type="string">
            <text:p><text:s/>3.LMom</text:p>
          </table:table-cell>
          <table:table-cell table:number-columns-repeated="1019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617.3821</text:p>
          </table:table-cell>
          <table:table-cell office:value-type="string" calcext:value-type="string">
            <text:p><text:s/>1.LMom</text:p>
          </table:table-cell>
          <table:table-cell table:number-columns-repeated="1019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617.3821</text:p>
          </table:table-cell>
          <table:table-cell office:value-type="string" calcext:value-type="string">
            <text:p><text:s/>2.LMom</text:p>
          </table:table-cell>
          <table:table-cell table:number-columns-repeated="1019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617.3821</text:p>
          </table:table-cell>
          <table:table-cell office:value-type="string" calcext:value-type="string">
            <text:p><text:s/>3.LMom</text:p>
          </table:table-cell>
          <table:table-cell table:number-columns-repeated="1019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5158.6985</text:p>
          </table:table-cell>
          <table:table-cell office:value-type="string" calcext:value-type="string">
            <text:p><text:s/>1.LMom</text:p>
          </table:table-cell>
          <table:table-cell table:number-columns-repeated="1019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5158.6985</text:p>
          </table:table-cell>
          <table:table-cell office:value-type="string" calcext:value-type="string">
            <text:p><text:s/>2.LMom</text:p>
          </table:table-cell>
          <table:table-cell table:number-columns-repeated="1019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5158.6985</text:p>
          </table:table-cell>
          <table:table-cell office:value-type="string" calcext:value-type="string">
            <text:p><text:s/>3.LMom</text:p>
          </table:table-cell>
          <table:table-cell table:number-columns-repeated="1019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5760.4791</text:p>
          </table:table-cell>
          <table:table-cell office:value-type="string" calcext:value-type="string">
            <text:p><text:s/>1.LMom</text:p>
          </table:table-cell>
          <table:table-cell table:number-columns-repeated="1019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5760.4791</text:p>
          </table:table-cell>
          <table:table-cell office:value-type="string" calcext:value-type="string">
            <text:p><text:s/>2.LMom</text:p>
          </table:table-cell>
          <table:table-cell table:number-columns-repeated="1019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5760.4791</text:p>
          </table:table-cell>
          <table:table-cell office:value-type="string" calcext:value-type="string">
            <text:p><text:s/>3.LMom</text:p>
          </table:table-cell>
          <table:table-cell table:number-columns-repeated="1019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6429.4776</text:p>
          </table:table-cell>
          <table:table-cell office:value-type="string" calcext:value-type="string">
            <text:p><text:s/>1.LMom</text:p>
          </table:table-cell>
          <table:table-cell table:number-columns-repeated="1019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6429.4776</text:p>
          </table:table-cell>
          <table:table-cell office:value-type="string" calcext:value-type="string">
            <text:p><text:s/>2.LMom</text:p>
          </table:table-cell>
          <table:table-cell table:number-columns-repeated="1019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6429.4776</text:p>
          </table:table-cell>
          <table:table-cell office:value-type="string" calcext:value-type="string">
            <text:p><text:s/>3.LMom</text:p>
          </table:table-cell>
          <table:table-cell table:number-columns-repeated="1019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7173.2023</text:p>
          </table:table-cell>
          <table:table-cell office:value-type="string" calcext:value-type="string">
            <text:p><text:s/>1.LMom</text:p>
          </table:table-cell>
          <table:table-cell table:number-columns-repeated="1019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7173.2023</text:p>
          </table:table-cell>
          <table:table-cell office:value-type="string" calcext:value-type="string">
            <text:p><text:s/>2.LMom</text:p>
          </table:table-cell>
          <table:table-cell table:number-columns-repeated="1019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7173.2023</text:p>
          </table:table-cell>
          <table:table-cell office:value-type="string" calcext:value-type="string">
            <text:p><text:s/>3.LMom</text:p>
          </table:table-cell>
          <table:table-cell table:number-columns-repeated="1019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1.LMom</text:p>
          </table:table-cell>
          <table:table-cell table:number-columns-repeated="1019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2.LMom</text:p>
          </table:table-cell>
          <table:table-cell table:number-columns-repeated="1019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3.LMom</text:p>
          </table:table-cell>
          <table:table-cell table:number-columns-repeated="1019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14.497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14.497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52.8485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52.8485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95.4831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95.4831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42.8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42.8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95.571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95.571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354.147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354.147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19.267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19.267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91.660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91.660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572.139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572.139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661.6085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661.6085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761.0709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761.0709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871.643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871.643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994.56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994.56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131.219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131.219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283.13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283.13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452.0225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452.0225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639.7729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639.7729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848.494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848.494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080.530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080.530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338.484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338.484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625.2513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625.2513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944.0497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944.0497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3298.4573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3298.4573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3692.451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3692.451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130.454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130.454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617.3821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617.3821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5158.6985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5158.6985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5760.4791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5760.4791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6429.477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6429.477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7173.2023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7173.2023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14.497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14.497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52.8485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52.8485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95.4831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95.4831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42.8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42.8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95.571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95.571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354.147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354.147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19.267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19.267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91.660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91.660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572.139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572.139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661.6085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661.6085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761.0709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761.0709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871.643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871.643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994.56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994.56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131.219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131.219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283.13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283.13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452.0225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452.0225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639.7729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639.7729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848.494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848.494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080.530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080.530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338.484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338.484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625.2513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625.2513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944.0497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944.0497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3298.4573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3298.4573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3692.451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3692.451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130.454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130.454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617.3821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617.3821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5158.6985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5158.6985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5760.4791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5760.4791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6429.477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6429.477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7173.2023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7173.2023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13" calcext:value-type="float">
            <text:p>31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17" calcext:value-type="float">
            <text:p>31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20" calcext:value-type="float">
            <text:p>32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21" calcext:value-type="float">
            <text:p>32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23" calcext:value-type="float">
            <text:p>32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24" calcext:value-type="float">
            <text:p>32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26" calcext:value-type="float">
            <text:p>32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27" calcext:value-type="float">
            <text:p>32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28" calcext:value-type="float">
            <text:p>32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29" calcext:value-type="float">
            <text:p>32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32" calcext:value-type="float">
            <text:p>33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33" calcext:value-type="float">
            <text:p>33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34" calcext:value-type="float">
            <text:p>33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35" calcext:value-type="float">
            <text:p>33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37" calcext:value-type="float">
            <text:p>33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38" calcext:value-type="float">
            <text:p>33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39" calcext:value-type="float">
            <text:p>33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42" calcext:value-type="float">
            <text:p>34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43" calcext:value-type="float">
            <text:p>34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44" calcext:value-type="float">
            <text:p>34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45" calcext:value-type="float">
            <text:p>34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46" calcext:value-type="float">
            <text:p>34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47" calcext:value-type="float">
            <text:p>34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48" calcext:value-type="float">
            <text:p>34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49" calcext:value-type="float">
            <text:p>34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51" calcext:value-type="float">
            <text:p>35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52" calcext:value-type="float">
            <text:p>35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53" calcext:value-type="float">
            <text:p>35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54" calcext:value-type="float">
            <text:p>35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55" calcext:value-type="float">
            <text:p>35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56" calcext:value-type="float">
            <text:p>35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57" calcext:value-type="float">
            <text:p>35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58" calcext:value-type="float">
            <text:p>35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59" calcext:value-type="float">
            <text:p>35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61" calcext:value-type="float">
            <text:p>36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62" calcext:value-type="float">
            <text:p>36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63" calcext:value-type="float">
            <text:p>36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64" calcext:value-type="float">
            <text:p>36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65" calcext:value-type="float">
            <text:p>36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66" calcext:value-type="float">
            <text:p>36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67" calcext:value-type="float">
            <text:p>36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68" calcext:value-type="float">
            <text:p>36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69" calcext:value-type="float">
            <text:p>36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70" calcext:value-type="float">
            <text:p>37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71" calcext:value-type="float">
            <text:p>37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72" calcext:value-type="float">
            <text:p>37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73" calcext:value-type="float">
            <text:p>37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74" calcext:value-type="float">
            <text:p>37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75" calcext:value-type="float">
            <text:p>37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76" calcext:value-type="float">
            <text:p>37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77" calcext:value-type="float">
            <text:p>37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78" calcext:value-type="float">
            <text:p>37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79" calcext:value-type="float">
            <text:p>37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80" calcext:value-type="float">
            <text:p>38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81" calcext:value-type="float">
            <text:p>38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82" calcext:value-type="float">
            <text:p>38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87" calcext:value-type="float">
            <text:p>38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88" calcext:value-type="float">
            <text:p>38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89" calcext:value-type="float">
            <text:p>38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90" calcext:value-type="float">
            <text:p>39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91" calcext:value-type="float">
            <text:p>39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93" calcext:value-type="float">
            <text:p>39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94" calcext:value-type="float">
            <text:p>39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95" calcext:value-type="float">
            <text:p>39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96" calcext:value-type="float">
            <text:p>39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97" calcext:value-type="float">
            <text:p>39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98" calcext:value-type="float">
            <text:p>39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399" calcext:value-type="float">
            <text:p>39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02" calcext:value-type="float">
            <text:p>40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03" calcext:value-type="float">
            <text:p>40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04" calcext:value-type="float">
            <text:p>40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05" calcext:value-type="float">
            <text:p>40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06" calcext:value-type="float">
            <text:p>40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07" calcext:value-type="float">
            <text:p>40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08" calcext:value-type="float">
            <text:p>40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11" calcext:value-type="float">
            <text:p>41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12" calcext:value-type="float">
            <text:p>41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13" calcext:value-type="float">
            <text:p>41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14" calcext:value-type="float">
            <text:p>41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15" calcext:value-type="float">
            <text:p>41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16" calcext:value-type="float">
            <text:p>41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17" calcext:value-type="float">
            <text:p>41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18" calcext:value-type="float">
            <text:p>41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19" calcext:value-type="float">
            <text:p>41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20" calcext:value-type="float">
            <text:p>42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21" calcext:value-type="float">
            <text:p>42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22" calcext:value-type="float">
            <text:p>42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23" calcext:value-type="float">
            <text:p>42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24" calcext:value-type="float">
            <text:p>42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25" calcext:value-type="float">
            <text:p>42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26" calcext:value-type="float">
            <text:p>42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27" calcext:value-type="float">
            <text:p>42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28" calcext:value-type="float">
            <text:p>42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29" calcext:value-type="float">
            <text:p>42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30" calcext:value-type="float">
            <text:p>43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31" calcext:value-type="float">
            <text:p>43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32" calcext:value-type="float">
            <text:p>43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33" calcext:value-type="float">
            <text:p>43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34" calcext:value-type="float">
            <text:p>43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35" calcext:value-type="float">
            <text:p>43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36" calcext:value-type="float">
            <text:p>43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37" calcext:value-type="float">
            <text:p>43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41" calcext:value-type="float">
            <text:p>44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42" calcext:value-type="float">
            <text:p>44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43" calcext:value-type="float">
            <text:p>44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44" calcext:value-type="float">
            <text:p>44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45" calcext:value-type="float">
            <text:p>44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46" calcext:value-type="float">
            <text:p>44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47" calcext:value-type="float">
            <text:p>44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48" calcext:value-type="float">
            <text:p>44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49" calcext:value-type="float">
            <text:p>44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50" calcext:value-type="float">
            <text:p>45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51" calcext:value-type="float">
            <text:p>45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52" calcext:value-type="float">
            <text:p>45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53" calcext:value-type="float">
            <text:p>45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54" calcext:value-type="float">
            <text:p>45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55" calcext:value-type="float">
            <text:p>45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56" calcext:value-type="float">
            <text:p>45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57" calcext:value-type="float">
            <text:p>45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58" calcext:value-type="float">
            <text:p>45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59" calcext:value-type="float">
            <text:p>45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60" calcext:value-type="float">
            <text:p>46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61" calcext:value-type="float">
            <text:p>46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62" calcext:value-type="float">
            <text:p>46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63" calcext:value-type="float">
            <text:p>46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64" calcext:value-type="float">
            <text:p>46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65" calcext:value-type="float">
            <text:p>46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66" calcext:value-type="float">
            <text:p>46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67" calcext:value-type="float">
            <text:p>46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68" calcext:value-type="float">
            <text:p>46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69" calcext:value-type="float">
            <text:p>46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70" calcext:value-type="float">
            <text:p>47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71" calcext:value-type="float">
            <text:p>47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72" calcext:value-type="float">
            <text:p>47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73" calcext:value-type="float">
            <text:p>47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74" calcext:value-type="float">
            <text:p>47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75" calcext:value-type="float">
            <text:p>47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76" calcext:value-type="float">
            <text:p>47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77" calcext:value-type="float">
            <text:p>47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78" calcext:value-type="float">
            <text:p>47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79" calcext:value-type="float">
            <text:p>47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80" calcext:value-type="float">
            <text:p>48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481" calcext:value-type="float">
            <text:p>48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482" calcext:value-type="float">
            <text:p>48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483" calcext:value-type="float">
            <text:p>48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484" calcext:value-type="float">
            <text:p>48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485" calcext:value-type="float">
            <text:p>48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486" calcext:value-type="float">
            <text:p>48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487" calcext:value-type="float">
            <text:p>48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488" calcext:value-type="float">
            <text:p>48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489" calcext:value-type="float">
            <text:p>48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490" calcext:value-type="float">
            <text:p>49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491" calcext:value-type="float">
            <text:p>49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492" calcext:value-type="float">
            <text:p>49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493" calcext:value-type="float">
            <text:p>49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494" calcext:value-type="float">
            <text:p>49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495" calcext:value-type="float">
            <text:p>49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496" calcext:value-type="float">
            <text:p>49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497" calcext:value-type="float">
            <text:p>49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498" calcext:value-type="float">
            <text:p>49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499" calcext:value-type="float">
            <text:p>49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01" calcext:value-type="float">
            <text:p>50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02" calcext:value-type="float">
            <text:p>50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04" calcext:value-type="float">
            <text:p>50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05" calcext:value-type="float">
            <text:p>50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06" calcext:value-type="float">
            <text:p>50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07" calcext:value-type="float">
            <text:p>50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08" calcext:value-type="float">
            <text:p>50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10" calcext:value-type="float">
            <text:p>51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11" calcext:value-type="float">
            <text:p>51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13" calcext:value-type="float">
            <text:p>51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14" calcext:value-type="float">
            <text:p>51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15" calcext:value-type="float">
            <text:p>51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16" calcext:value-type="float">
            <text:p>51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17" calcext:value-type="float">
            <text:p>51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18" calcext:value-type="float">
            <text:p>51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19" calcext:value-type="float">
            <text:p>51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20" calcext:value-type="float">
            <text:p>52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21" calcext:value-type="float">
            <text:p>52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22" calcext:value-type="float">
            <text:p>52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23" calcext:value-type="float">
            <text:p>52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24" calcext:value-type="float">
            <text:p>52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25" calcext:value-type="float">
            <text:p>52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26" calcext:value-type="float">
            <text:p>52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27" calcext:value-type="float">
            <text:p>52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28" calcext:value-type="float">
            <text:p>52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29" calcext:value-type="float">
            <text:p>52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30" calcext:value-type="float">
            <text:p>53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31" calcext:value-type="float">
            <text:p>53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32" calcext:value-type="float">
            <text:p>53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33" calcext:value-type="float">
            <text:p>53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34" calcext:value-type="float">
            <text:p>53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35" calcext:value-type="float">
            <text:p>53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36" calcext:value-type="float">
            <text:p>53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37" calcext:value-type="float">
            <text:p>53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38" calcext:value-type="float">
            <text:p>53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39" calcext:value-type="float">
            <text:p>53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40" calcext:value-type="float">
            <text:p>54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41" calcext:value-type="float">
            <text:p>54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42" calcext:value-type="float">
            <text:p>54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43" calcext:value-type="float">
            <text:p>54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44" calcext:value-type="float">
            <text:p>54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45" calcext:value-type="float">
            <text:p>54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46" calcext:value-type="float">
            <text:p>54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47" calcext:value-type="float">
            <text:p>54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48" calcext:value-type="float">
            <text:p>54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49" calcext:value-type="float">
            <text:p>54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50" calcext:value-type="float">
            <text:p>55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51" calcext:value-type="float">
            <text:p>55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52" calcext:value-type="float">
            <text:p>55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53" calcext:value-type="float">
            <text:p>55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54" calcext:value-type="float">
            <text:p>55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55" calcext:value-type="float">
            <text:p>55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56" calcext:value-type="float">
            <text:p>55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57" calcext:value-type="float">
            <text:p>55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58" calcext:value-type="float">
            <text:p>55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59" calcext:value-type="float">
            <text:p>55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60" calcext:value-type="float">
            <text:p>56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61" calcext:value-type="float">
            <text:p>56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62" calcext:value-type="float">
            <text:p>56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63" calcext:value-type="float">
            <text:p>56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64" calcext:value-type="float">
            <text:p>56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65" calcext:value-type="float">
            <text:p>56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66" calcext:value-type="float">
            <text:p>56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67" calcext:value-type="float">
            <text:p>56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68" calcext:value-type="float">
            <text:p>56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69" calcext:value-type="float">
            <text:p>56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70" calcext:value-type="float">
            <text:p>57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71" calcext:value-type="float">
            <text:p>57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72" calcext:value-type="float">
            <text:p>57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73" calcext:value-type="float">
            <text:p>57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74" calcext:value-type="float">
            <text:p>57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75" calcext:value-type="float">
            <text:p>57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76" calcext:value-type="float">
            <text:p>57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77" calcext:value-type="float">
            <text:p>57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78" calcext:value-type="float">
            <text:p>57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79" calcext:value-type="float">
            <text:p>57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80" calcext:value-type="float">
            <text:p>58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81" calcext:value-type="float">
            <text:p>58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82" calcext:value-type="float">
            <text:p>58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83" calcext:value-type="float">
            <text:p>58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84" calcext:value-type="float">
            <text:p>58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85" calcext:value-type="float">
            <text:p>58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86" calcext:value-type="float">
            <text:p>58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87" calcext:value-type="float">
            <text:p>58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88" calcext:value-type="float">
            <text:p>58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89" calcext:value-type="float">
            <text:p>58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90" calcext:value-type="float">
            <text:p>59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91" calcext:value-type="float">
            <text:p>59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92" calcext:value-type="float">
            <text:p>59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93" calcext:value-type="float">
            <text:p>59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94" calcext:value-type="float">
            <text:p>59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95" calcext:value-type="float">
            <text:p>59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96" calcext:value-type="float">
            <text:p>59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97" calcext:value-type="float">
            <text:p>59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98" calcext:value-type="float">
            <text:p>59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599" calcext:value-type="float">
            <text:p>59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00" calcext:value-type="float">
            <text:p>60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01" calcext:value-type="float">
            <text:p>60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02" calcext:value-type="float">
            <text:p>60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03" calcext:value-type="float">
            <text:p>60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04" calcext:value-type="float">
            <text:p>60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05" calcext:value-type="float">
            <text:p>60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06" calcext:value-type="float">
            <text:p>60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07" calcext:value-type="float">
            <text:p>60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08" calcext:value-type="float">
            <text:p>60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09" calcext:value-type="float">
            <text:p>60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10" calcext:value-type="float">
            <text:p>61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11" calcext:value-type="float">
            <text:p>61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12" calcext:value-type="float">
            <text:p>61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13" calcext:value-type="float">
            <text:p>61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14" calcext:value-type="float">
            <text:p>61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15" calcext:value-type="float">
            <text:p>61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16" calcext:value-type="float">
            <text:p>61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17" calcext:value-type="float">
            <text:p>61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18" calcext:value-type="float">
            <text:p>61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19" calcext:value-type="float">
            <text:p>61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20" calcext:value-type="float">
            <text:p>62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21" calcext:value-type="float">
            <text:p>62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22" calcext:value-type="float">
            <text:p>62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23" calcext:value-type="float">
            <text:p>62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24" calcext:value-type="float">
            <text:p>62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25" calcext:value-type="float">
            <text:p>62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26" calcext:value-type="float">
            <text:p>62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27" calcext:value-type="float">
            <text:p>62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28" calcext:value-type="float">
            <text:p>62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29" calcext:value-type="float">
            <text:p>62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30" calcext:value-type="float">
            <text:p>63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31" calcext:value-type="float">
            <text:p>63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32" calcext:value-type="float">
            <text:p>63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33" calcext:value-type="float">
            <text:p>63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34" calcext:value-type="float">
            <text:p>63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35" calcext:value-type="float">
            <text:p>63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36" calcext:value-type="float">
            <text:p>63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37" calcext:value-type="float">
            <text:p>63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38" calcext:value-type="float">
            <text:p>63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39" calcext:value-type="float">
            <text:p>63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40" calcext:value-type="float">
            <text:p>64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41" calcext:value-type="float">
            <text:p>64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42" calcext:value-type="float">
            <text:p>64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43" calcext:value-type="float">
            <text:p>64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44" calcext:value-type="float">
            <text:p>64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45" calcext:value-type="float">
            <text:p>64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46" calcext:value-type="float">
            <text:p>64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47" calcext:value-type="float">
            <text:p>64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48" calcext:value-type="float">
            <text:p>64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49" calcext:value-type="float">
            <text:p>64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50" calcext:value-type="float">
            <text:p>65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51" calcext:value-type="float">
            <text:p>65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52" calcext:value-type="float">
            <text:p>65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53" calcext:value-type="float">
            <text:p>65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54" calcext:value-type="float">
            <text:p>65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55" calcext:value-type="float">
            <text:p>65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56" calcext:value-type="float">
            <text:p>65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57" calcext:value-type="float">
            <text:p>65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58" calcext:value-type="float">
            <text:p>65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59" calcext:value-type="float">
            <text:p>65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60" calcext:value-type="float">
            <text:p>66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61" calcext:value-type="float">
            <text:p>66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62" calcext:value-type="float">
            <text:p>66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63" calcext:value-type="float">
            <text:p>66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64" calcext:value-type="float">
            <text:p>66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65" calcext:value-type="float">
            <text:p>66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66" calcext:value-type="float">
            <text:p>66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67" calcext:value-type="float">
            <text:p>66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68" calcext:value-type="float">
            <text:p>66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69" calcext:value-type="float">
            <text:p>66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70" calcext:value-type="float">
            <text:p>67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71" calcext:value-type="float">
            <text:p>67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72" calcext:value-type="float">
            <text:p>67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73" calcext:value-type="float">
            <text:p>67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74" calcext:value-type="float">
            <text:p>67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75" calcext:value-type="float">
            <text:p>67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76" calcext:value-type="float">
            <text:p>67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77" calcext:value-type="float">
            <text:p>67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78" calcext:value-type="float">
            <text:p>67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79" calcext:value-type="float">
            <text:p>67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80" calcext:value-type="float">
            <text:p>68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81" calcext:value-type="float">
            <text:p>68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82" calcext:value-type="float">
            <text:p>68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83" calcext:value-type="float">
            <text:p>68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84" calcext:value-type="float">
            <text:p>68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85" calcext:value-type="float">
            <text:p>68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86" calcext:value-type="float">
            <text:p>68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87" calcext:value-type="float">
            <text:p>68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88" calcext:value-type="float">
            <text:p>68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89" calcext:value-type="float">
            <text:p>68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90" calcext:value-type="float">
            <text:p>69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91" calcext:value-type="float">
            <text:p>69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92" calcext:value-type="float">
            <text:p>69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93" calcext:value-type="float">
            <text:p>69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94" calcext:value-type="float">
            <text:p>69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95" calcext:value-type="float">
            <text:p>69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96" calcext:value-type="float">
            <text:p>69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97" calcext:value-type="float">
            <text:p>69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98" calcext:value-type="float">
            <text:p>69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699" calcext:value-type="float">
            <text:p>69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700" calcext:value-type="float">
            <text:p>70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701" calcext:value-type="float">
            <text:p>70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702" calcext:value-type="float">
            <text:p>70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703" calcext:value-type="float">
            <text:p>70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704" calcext:value-type="float">
            <text:p>70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705" calcext:value-type="float">
            <text:p>70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706" calcext:value-type="float">
            <text:p>70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707" calcext:value-type="float">
            <text:p>70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708" calcext:value-type="float">
            <text:p>70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709" calcext:value-type="float">
            <text:p>70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710" calcext:value-type="float">
            <text:p>71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711" calcext:value-type="float">
            <text:p>71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712" calcext:value-type="float">
            <text:p>71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713" calcext:value-type="float">
            <text:p>71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714" calcext:value-type="float">
            <text:p>71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715" calcext:value-type="float">
            <text:p>71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716" calcext:value-type="float">
            <text:p>71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717" calcext:value-type="float">
            <text:p>71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718" calcext:value-type="float">
            <text:p>71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719" calcext:value-type="float">
            <text:p>71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720" calcext:value-type="float">
            <text:p>72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721" calcext:value-type="float">
            <text:p>72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722" calcext:value-type="float">
            <text:p>72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723" calcext:value-type="float">
            <text:p>72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724" calcext:value-type="float">
            <text:p>72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725" calcext:value-type="float">
            <text:p>72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726" calcext:value-type="float">
            <text:p>72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727" calcext:value-type="float">
            <text:p>72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728" calcext:value-type="float">
            <text:p>72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729" calcext:value-type="float">
            <text:p>72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730" calcext:value-type="float">
            <text:p>73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731" calcext:value-type="float">
            <text:p>73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732" calcext:value-type="float">
            <text:p>73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733" calcext:value-type="float">
            <text:p>73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734" calcext:value-type="float">
            <text:p>73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735" calcext:value-type="float">
            <text:p>73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736" calcext:value-type="float">
            <text:p>73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737" calcext:value-type="float">
            <text:p>73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38" calcext:value-type="float">
            <text:p>73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39" calcext:value-type="float">
            <text:p>73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40" calcext:value-type="float">
            <text:p>74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41" calcext:value-type="float">
            <text:p>74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42" calcext:value-type="float">
            <text:p>74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43" calcext:value-type="float">
            <text:p>74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44" calcext:value-type="float">
            <text:p>74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45" calcext:value-type="float">
            <text:p>74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46" calcext:value-type="float">
            <text:p>74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47" calcext:value-type="float">
            <text:p>74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48" calcext:value-type="float">
            <text:p>74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49" calcext:value-type="float">
            <text:p>74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50" calcext:value-type="float">
            <text:p>75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51" calcext:value-type="float">
            <text:p>75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52" calcext:value-type="float">
            <text:p>75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53" calcext:value-type="float">
            <text:p>75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54" calcext:value-type="float">
            <text:p>75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55" calcext:value-type="float">
            <text:p>75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56" calcext:value-type="float">
            <text:p>75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57" calcext:value-type="float">
            <text:p>75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58" calcext:value-type="float">
            <text:p>75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59" calcext:value-type="float">
            <text:p>75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60" calcext:value-type="float">
            <text:p>76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61" calcext:value-type="float">
            <text:p>76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62" calcext:value-type="float">
            <text:p>76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63" calcext:value-type="float">
            <text:p>76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64" calcext:value-type="float">
            <text:p>76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65" calcext:value-type="float">
            <text:p>76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66" calcext:value-type="float">
            <text:p>76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67" calcext:value-type="float">
            <text:p>76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68" calcext:value-type="float">
            <text:p>76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69" calcext:value-type="float">
            <text:p>76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70" calcext:value-type="float">
            <text:p>77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71" calcext:value-type="float">
            <text:p>77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72" calcext:value-type="float">
            <text:p>77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73" calcext:value-type="float">
            <text:p>77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74" calcext:value-type="float">
            <text:p>77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75" calcext:value-type="float">
            <text:p>77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76" calcext:value-type="float">
            <text:p>77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77" calcext:value-type="float">
            <text:p>77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78" calcext:value-type="float">
            <text:p>77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79" calcext:value-type="float">
            <text:p>77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80" calcext:value-type="float">
            <text:p>78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81" calcext:value-type="float">
            <text:p>78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82" calcext:value-type="float">
            <text:p>78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83" calcext:value-type="float">
            <text:p>78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84" calcext:value-type="float">
            <text:p>78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85" calcext:value-type="float">
            <text:p>78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86" calcext:value-type="float">
            <text:p>78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87" calcext:value-type="float">
            <text:p>78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88" calcext:value-type="float">
            <text:p>78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89" calcext:value-type="float">
            <text:p>78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90" calcext:value-type="float">
            <text:p>79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91" calcext:value-type="float">
            <text:p>79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92" calcext:value-type="float">
            <text:p>79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93" calcext:value-type="float">
            <text:p>79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94" calcext:value-type="float">
            <text:p>79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95" calcext:value-type="float">
            <text:p>79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96" calcext:value-type="float">
            <text:p>79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97" calcext:value-type="float">
            <text:p>79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98" calcext:value-type="float">
            <text:p>79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799" calcext:value-type="float">
            <text:p>79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00" calcext:value-type="float">
            <text:p>80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01" calcext:value-type="float">
            <text:p>80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02" calcext:value-type="float">
            <text:p>80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03" calcext:value-type="float">
            <text:p>80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04" calcext:value-type="float">
            <text:p>80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05" calcext:value-type="float">
            <text:p>80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06" calcext:value-type="float">
            <text:p>80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07" calcext:value-type="float">
            <text:p>80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08" calcext:value-type="float">
            <text:p>80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09" calcext:value-type="float">
            <text:p>80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10" calcext:value-type="float">
            <text:p>81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11" calcext:value-type="float">
            <text:p>81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12" calcext:value-type="float">
            <text:p>81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13" calcext:value-type="float">
            <text:p>81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14" calcext:value-type="float">
            <text:p>81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15" calcext:value-type="float">
            <text:p>81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16" calcext:value-type="float">
            <text:p>81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17" calcext:value-type="float">
            <text:p>81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18" calcext:value-type="float">
            <text:p>81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19" calcext:value-type="float">
            <text:p>81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20" calcext:value-type="float">
            <text:p>82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21" calcext:value-type="float">
            <text:p>82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22" calcext:value-type="float">
            <text:p>82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23" calcext:value-type="float">
            <text:p>82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24" calcext:value-type="float">
            <text:p>82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25" calcext:value-type="float">
            <text:p>82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26" calcext:value-type="float">
            <text:p>82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27" calcext:value-type="float">
            <text:p>82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28" calcext:value-type="float">
            <text:p>82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29" calcext:value-type="float">
            <text:p>82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30" calcext:value-type="float">
            <text:p>83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31" calcext:value-type="float">
            <text:p>83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32" calcext:value-type="float">
            <text:p>83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33" calcext:value-type="float">
            <text:p>83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34" calcext:value-type="float">
            <text:p>83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35" calcext:value-type="float">
            <text:p>83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36" calcext:value-type="float">
            <text:p>83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37" calcext:value-type="float">
            <text:p>83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38" calcext:value-type="float">
            <text:p>83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39" calcext:value-type="float">
            <text:p>83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40" calcext:value-type="float">
            <text:p>84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41" calcext:value-type="float">
            <text:p>84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42" calcext:value-type="float">
            <text:p>84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43" calcext:value-type="float">
            <text:p>84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44" calcext:value-type="float">
            <text:p>84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45" calcext:value-type="float">
            <text:p>84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46" calcext:value-type="float">
            <text:p>84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47" calcext:value-type="float">
            <text:p>84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48" calcext:value-type="float">
            <text:p>84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49" calcext:value-type="float">
            <text:p>84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50" calcext:value-type="float">
            <text:p>85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51" calcext:value-type="float">
            <text:p>85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52" calcext:value-type="float">
            <text:p>85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53" calcext:value-type="float">
            <text:p>85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54" calcext:value-type="float">
            <text:p>85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55" calcext:value-type="float">
            <text:p>85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56" calcext:value-type="float">
            <text:p>85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57" calcext:value-type="float">
            <text:p>85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58" calcext:value-type="float">
            <text:p>85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59" calcext:value-type="float">
            <text:p>85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60" calcext:value-type="float">
            <text:p>86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61" calcext:value-type="float">
            <text:p>86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62" calcext:value-type="float">
            <text:p>86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63" calcext:value-type="float">
            <text:p>86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64" calcext:value-type="float">
            <text:p>86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65" calcext:value-type="float">
            <text:p>86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66" calcext:value-type="float">
            <text:p>86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67" calcext:value-type="float">
            <text:p>86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68" calcext:value-type="float">
            <text:p>86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69" calcext:value-type="float">
            <text:p>86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70" calcext:value-type="float">
            <text:p>87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71" calcext:value-type="float">
            <text:p>87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72" calcext:value-type="float">
            <text:p>87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73" calcext:value-type="float">
            <text:p>87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74" calcext:value-type="float">
            <text:p>87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75" calcext:value-type="float">
            <text:p>87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76" calcext:value-type="float">
            <text:p>87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77" calcext:value-type="float">
            <text:p>87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78" calcext:value-type="float">
            <text:p>87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79" calcext:value-type="float">
            <text:p>87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80" calcext:value-type="float">
            <text:p>88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81" calcext:value-type="float">
            <text:p>88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82" calcext:value-type="float">
            <text:p>88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83" calcext:value-type="float">
            <text:p>88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84" calcext:value-type="float">
            <text:p>88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85" calcext:value-type="float">
            <text:p>88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86" calcext:value-type="float">
            <text:p>88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87" calcext:value-type="float">
            <text:p>88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88" calcext:value-type="float">
            <text:p>88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89" calcext:value-type="float">
            <text:p>88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90" calcext:value-type="float">
            <text:p>89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91" calcext:value-type="float">
            <text:p>89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92" calcext:value-type="float">
            <text:p>89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93" calcext:value-type="float">
            <text:p>89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94" calcext:value-type="float">
            <text:p>89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95" calcext:value-type="float">
            <text:p>89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96" calcext:value-type="float">
            <text:p>89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97" calcext:value-type="float">
            <text:p>89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98" calcext:value-type="float">
            <text:p>89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899" calcext:value-type="float">
            <text:p>89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00" calcext:value-type="float">
            <text:p>90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01" calcext:value-type="float">
            <text:p>90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02" calcext:value-type="float">
            <text:p>90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03" calcext:value-type="float">
            <text:p>90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04" calcext:value-type="float">
            <text:p>90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05" calcext:value-type="float">
            <text:p>90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06" calcext:value-type="float">
            <text:p>90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07" calcext:value-type="float">
            <text:p>90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08" calcext:value-type="float">
            <text:p>90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09" calcext:value-type="float">
            <text:p>90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10" calcext:value-type="float">
            <text:p>91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11" calcext:value-type="float">
            <text:p>91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12" calcext:value-type="float">
            <text:p>91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13" calcext:value-type="float">
            <text:p>91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14" calcext:value-type="float">
            <text:p>91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15" calcext:value-type="float">
            <text:p>91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16" calcext:value-type="float">
            <text:p>91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17" calcext:value-type="float">
            <text:p>91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18" calcext:value-type="float">
            <text:p>91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19" calcext:value-type="float">
            <text:p>91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20" calcext:value-type="float">
            <text:p>92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21" calcext:value-type="float">
            <text:p>92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22" calcext:value-type="float">
            <text:p>92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23" calcext:value-type="float">
            <text:p>92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24" calcext:value-type="float">
            <text:p>92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25" calcext:value-type="float">
            <text:p>92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26" calcext:value-type="float">
            <text:p>92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27" calcext:value-type="float">
            <text:p>92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28" calcext:value-type="float">
            <text:p>92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29" calcext:value-type="float">
            <text:p>92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30" calcext:value-type="float">
            <text:p>93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31" calcext:value-type="float">
            <text:p>93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32" calcext:value-type="float">
            <text:p>93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33" calcext:value-type="float">
            <text:p>93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34" calcext:value-type="float">
            <text:p>93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35" calcext:value-type="float">
            <text:p>93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36" calcext:value-type="float">
            <text:p>93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37" calcext:value-type="float">
            <text:p>93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38" calcext:value-type="float">
            <text:p>93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39" calcext:value-type="float">
            <text:p>93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40" calcext:value-type="float">
            <text:p>94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41" calcext:value-type="float">
            <text:p>94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42" calcext:value-type="float">
            <text:p>94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43" calcext:value-type="float">
            <text:p>94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44" calcext:value-type="float">
            <text:p>94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45" calcext:value-type="float">
            <text:p>94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46" calcext:value-type="float">
            <text:p>94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47" calcext:value-type="float">
            <text:p>94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48" calcext:value-type="float">
            <text:p>94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49" calcext:value-type="float">
            <text:p>94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50" calcext:value-type="float">
            <text:p>95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51" calcext:value-type="float">
            <text:p>95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52" calcext:value-type="float">
            <text:p>95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53" calcext:value-type="float">
            <text:p>95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54" calcext:value-type="float">
            <text:p>95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55" calcext:value-type="float">
            <text:p>95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56" calcext:value-type="float">
            <text:p>95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57" calcext:value-type="float">
            <text:p>95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58" calcext:value-type="float">
            <text:p>95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59" calcext:value-type="float">
            <text:p>95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60" calcext:value-type="float">
            <text:p>96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61" calcext:value-type="float">
            <text:p>96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62" calcext:value-type="float">
            <text:p>96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63" calcext:value-type="float">
            <text:p>96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64" calcext:value-type="float">
            <text:p>96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65" calcext:value-type="float">
            <text:p>96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66" calcext:value-type="float">
            <text:p>96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67" calcext:value-type="float">
            <text:p>96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68" calcext:value-type="float">
            <text:p>96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69" calcext:value-type="float">
            <text:p>96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70" calcext:value-type="float">
            <text:p>97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71" calcext:value-type="float">
            <text:p>97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72" calcext:value-type="float">
            <text:p>97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73" calcext:value-type="float">
            <text:p>97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74" calcext:value-type="float">
            <text:p>97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75" calcext:value-type="float">
            <text:p>97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76" calcext:value-type="float">
            <text:p>97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77" calcext:value-type="float">
            <text:p>97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78" calcext:value-type="float">
            <text:p>97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79" calcext:value-type="float">
            <text:p>97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80" calcext:value-type="float">
            <text:p>98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81" calcext:value-type="float">
            <text:p>98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82" calcext:value-type="float">
            <text:p>98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83" calcext:value-type="float">
            <text:p>98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84" calcext:value-type="float">
            <text:p>98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85" calcext:value-type="float">
            <text:p>98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86" calcext:value-type="float">
            <text:p>98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87" calcext:value-type="float">
            <text:p>98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88" calcext:value-type="float">
            <text:p>98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89" calcext:value-type="float">
            <text:p>98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90" calcext:value-type="float">
            <text:p>99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91" calcext:value-type="float">
            <text:p>99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92" calcext:value-type="float">
            <text:p>99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style-name="ce2" office:value-type="float" office:value="993" calcext:value-type="float">
            <text:p>993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roid</text:p>
          </table:table-cell>
          <table:table-cell office:value-type="string" calcext:value-type="string">
            <text:p><text:s/>1.LMom</text:p>
          </table:table-cell>
          <table:table-cell table:number-columns-repeated="1019"/>
        </table:table-row>
        <table:table-row table:style-name="ro1">
          <table:table-cell table:style-name="ce2" office:value-type="float" office:value="994" calcext:value-type="float">
            <text:p>994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roid</text:p>
          </table:table-cell>
          <table:table-cell office:value-type="string" calcext:value-type="string">
            <text:p><text:s/>2.LMom</text:p>
          </table:table-cell>
          <table:table-cell table:number-columns-repeated="1019"/>
        </table:table-row>
        <table:table-row table:style-name="ro1">
          <table:table-cell table:style-name="ce2" office:value-type="float" office:value="995" calcext:value-type="float">
            <text:p>995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roid</text:p>
          </table:table-cell>
          <table:table-cell office:value-type="string" calcext:value-type="string">
            <text:p><text:s/>3.LMom</text:p>
          </table:table-cell>
          <table:table-cell table:number-columns-repeated="1019"/>
        </table:table-row>
        <table:table-row table:style-name="ro1">
          <table:table-cell table:style-name="ce2" office:value-type="float" office:value="996" calcext:value-type="float">
            <text:p>996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rest</text:p>
          </table:table-cell>
          <table:table-cell office:value-type="string" calcext:value-type="string">
            <text:p><text:s/>1.LMom</text:p>
          </table:table-cell>
          <table:table-cell table:number-columns-repeated="1019"/>
        </table:table-row>
        <table:table-row table:style-name="ro1">
          <table:table-cell table:style-name="ce2" office:value-type="float" office:value="997" calcext:value-type="float">
            <text:p>997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rest</text:p>
          </table:table-cell>
          <table:table-cell office:value-type="string" calcext:value-type="string">
            <text:p><text:s/>2.LMom</text:p>
          </table:table-cell>
          <table:table-cell table:number-columns-repeated="1019"/>
        </table:table-row>
        <table:table-row table:style-name="ro1">
          <table:table-cell table:style-name="ce2" office:value-type="float" office:value="998" calcext:value-type="float">
            <text:p>998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rest</text:p>
          </table:table-cell>
          <table:table-cell office:value-type="string" calcext:value-type="string">
            <text:p><text:s/>3.LMom</text:p>
          </table:table-cell>
          <table:table-cell table:number-columns-repeated="1019"/>
        </table:table-row>
        <table:table-row table:style-name="ro1">
          <table:table-cell table:style-name="ce2" office:value-type="float" office:value="999" calcext:value-type="float">
            <text:p>999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spread</text:p>
          </table:table-cell>
          <table:table-cell office:value-type="string" calcext:value-type="string">
            <text:p><text:s/>1.LMom</text:p>
          </table:table-cell>
          <table:table-cell table:number-columns-repeated="1019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spread</text:p>
          </table:table-cell>
          <table:table-cell office:value-type="string" calcext:value-type="string">
            <text:p><text:s/>2.LMom</text:p>
          </table:table-cell>
          <table:table-cell table:number-columns-repeated="1019"/>
        </table:table-row>
        <table:table-row table:style-name="ro1">
          <table:table-cell table:style-name="ce2" office:value-type="float" office:value="1001" calcext:value-type="float">
            <text:p>1001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spread</text:p>
          </table:table-cell>
          <table:table-cell office:value-type="string" calcext:value-type="string">
            <text:p><text:s/>3.LMom</text:p>
          </table:table-cell>
          <table:table-cell table:number-columns-repeated="1019"/>
        </table:table-row>
        <table:table-row table:style-name="ro1">
          <table:table-cell table:style-name="ce2" office:value-type="float" office:value="1002" calcext:value-type="float">
            <text:p>1002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entropy</text:p>
          </table:table-cell>
          <table:table-cell office:value-type="string" calcext:value-type="string">
            <text:p><text:s/>1.LMom</text:p>
          </table:table-cell>
          <table:table-cell table:number-columns-repeated="1019"/>
        </table:table-row>
        <table:table-row table:style-name="ro1">
          <table:table-cell table:style-name="ce2" office:value-type="float" office:value="1003" calcext:value-type="float">
            <text:p>1003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entropy</text:p>
          </table:table-cell>
          <table:table-cell office:value-type="string" calcext:value-type="string">
            <text:p><text:s/>2.LMom</text:p>
          </table:table-cell>
          <table:table-cell table:number-columns-repeated="1019"/>
        </table:table-row>
        <table:table-row table:style-name="ro1">
          <table:table-cell table:style-name="ce2" office:value-type="float" office:value="1004" calcext:value-type="float">
            <text:p>1004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entropy</text:p>
          </table:table-cell>
          <table:table-cell office:value-type="string" calcext:value-type="string">
            <text:p><text:s/>3.LMom</text:p>
          </table:table-cell>
          <table:table-cell table:number-columns-repeated="1019"/>
        </table:table-row>
        <table:table-row table:style-name="ro1">
          <table:table-cell table:style-name="ce2" office:value-type="float" office:value="1005" calcext:value-type="float">
            <text:p>1005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brightness</text:p>
          </table:table-cell>
          <table:table-cell office:value-type="string" calcext:value-type="string">
            <text:p><text:s/>1.LMom</text:p>
          </table:table-cell>
          <table:table-cell table:number-columns-repeated="1019"/>
        </table:table-row>
        <table:table-row table:style-name="ro1">
          <table:table-cell table:style-name="ce2" office:value-type="float" office:value="1006" calcext:value-type="float">
            <text:p>1006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brightness</text:p>
          </table:table-cell>
          <table:table-cell office:value-type="string" calcext:value-type="string">
            <text:p><text:s/>2.LMom</text:p>
          </table:table-cell>
          <table:table-cell table:number-columns-repeated="1019"/>
        </table:table-row>
        <table:table-row table:style-name="ro1">
          <table:table-cell table:style-name="ce2" office:value-type="float" office:value="1007" calcext:value-type="float">
            <text:p>1007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brightness</text:p>
          </table:table-cell>
          <table:table-cell office:value-type="string" calcext:value-type="string">
            <text:p><text:s/>3.LMom</text:p>
          </table:table-cell>
          <table:table-cell table:number-columns-repeated="1019"/>
        </table:table-row>
        <table:table-row table:style-name="ro1">
          <table:table-cell table:style-name="ce2" office:value-type="float" office:value="1008" calcext:value-type="float">
            <text:p>1008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hfc</text:p>
          </table:table-cell>
          <table:table-cell office:value-type="string" calcext:value-type="string">
            <text:p><text:s/>1.LMom</text:p>
          </table:table-cell>
          <table:table-cell table:number-columns-repeated="1019"/>
        </table:table-row>
        <table:table-row table:style-name="ro1">
          <table:table-cell table:style-name="ce2" office:value-type="float" office:value="1009" calcext:value-type="float">
            <text:p>1009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hfc</text:p>
          </table:table-cell>
          <table:table-cell office:value-type="string" calcext:value-type="string">
            <text:p><text:s/>2.LMom</text:p>
          </table:table-cell>
          <table:table-cell table:number-columns-repeated="1019"/>
        </table:table-row>
        <table:table-row table:style-name="ro1">
          <table:table-cell table:style-name="ce2" office:value-type="float" office:value="1010" calcext:value-type="float">
            <text:p>1010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hfc</text:p>
          </table:table-cell>
          <table:table-cell office:value-type="string" calcext:value-type="string">
            <text:p><text:s/>3.LMom</text:p>
          </table:table-cell>
          <table:table-cell table:number-columns-repeated="1019"/>
        </table:table-row>
        <table:table-row table:style-name="ro1">
          <table:table-cell table:style-name="ce2" office:value-type="float" office:value="1011" calcext:value-type="float">
            <text:p>1011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decrease</text:p>
          </table:table-cell>
          <table:table-cell office:value-type="string" calcext:value-type="string">
            <text:p><text:s/>1.LMom</text:p>
          </table:table-cell>
          <table:table-cell table:number-columns-repeated="1019"/>
        </table:table-row>
        <table:table-row table:style-name="ro1">
          <table:table-cell table:style-name="ce2" office:value-type="float" office:value="1012" calcext:value-type="float">
            <text:p>1012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decrease</text:p>
          </table:table-cell>
          <table:table-cell office:value-type="string" calcext:value-type="string">
            <text:p><text:s/>2.LMom</text:p>
          </table:table-cell>
          <table:table-cell table:number-columns-repeated="1019"/>
        </table:table-row>
        <table:table-row table:style-name="ro1">
          <table:table-cell table:style-name="ce2" office:value-type="float" office:value="1013" calcext:value-type="float">
            <text:p>1013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decrease</text:p>
          </table:table-cell>
          <table:table-cell office:value-type="string" calcext:value-type="string">
            <text:p><text:s/>3.LMom</text:p>
          </table:table-cell>
          <table:table-cell table:number-columns-repeated="1019"/>
        </table:table-row>
        <table:table-row table:style-name="ro1">
          <table:table-cell table:style-name="ce2" office:value-type="float" office:value="1014" calcext:value-type="float">
            <text:p>1014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flatness</text:p>
          </table:table-cell>
          <table:table-cell office:value-type="string" calcext:value-type="string">
            <text:p><text:s/>1.LMom</text:p>
          </table:table-cell>
          <table:table-cell table:number-columns-repeated="1019"/>
        </table:table-row>
        <table:table-row table:style-name="ro1">
          <table:table-cell table:style-name="ce2" office:value-type="float" office:value="1015" calcext:value-type="float">
            <text:p>1015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flatness</text:p>
          </table:table-cell>
          <table:table-cell office:value-type="string" calcext:value-type="string">
            <text:p><text:s/>2.LMom</text:p>
          </table:table-cell>
          <table:table-cell table:number-columns-repeated="1019"/>
        </table:table-row>
        <table:table-row table:style-name="ro1">
          <table:table-cell table:style-name="ce2" office:value-type="float" office:value="1016" calcext:value-type="float">
            <text:p>1016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flatness</text:p>
          </table:table-cell>
          <table:table-cell office:value-type="string" calcext:value-type="string">
            <text:p><text:s/>3.LMom</text:p>
          </table:table-cell>
          <table:table-cell table:number-columns-repeated="1019"/>
        </table:table-row>
        <table:table-row table:style-name="ro1">
          <table:table-cell table:style-name="ce2" office:value-type="float" office:value="1017" calcext:value-type="float">
            <text:p>1017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flux</text:p>
          </table:table-cell>
          <table:table-cell office:value-type="string" calcext:value-type="string">
            <text:p><text:s/>1.LMom</text:p>
          </table:table-cell>
          <table:table-cell table:number-columns-repeated="1019"/>
        </table:table-row>
        <table:table-row table:style-name="ro1">
          <table:table-cell table:style-name="ce2" office:value-type="float" office:value="1018" calcext:value-type="float">
            <text:p>1018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flux</text:p>
          </table:table-cell>
          <table:table-cell office:value-type="string" calcext:value-type="string">
            <text:p><text:s/>2.LMom</text:p>
          </table:table-cell>
          <table:table-cell table:number-columns-repeated="1019"/>
        </table:table-row>
        <table:table-row table:style-name="ro1">
          <table:table-cell table:style-name="ce2" office:value-type="float" office:value="1019" calcext:value-type="float">
            <text:p>1019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flux</text:p>
          </table:table-cell>
          <table:table-cell office:value-type="string" calcext:value-type="string">
            <text:p><text:s/>3.LMom</text:p>
          </table:table-cell>
          <table:table-cell table:number-columns-repeated="1019"/>
        </table:table-row>
        <table:table-row table:style-name="ro1">
          <table:table-cell table:style-name="ce2" office:value-type="float" office:value="1020" calcext:value-type="float">
            <text:p>1020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kurtosis</text:p>
          </table:table-cell>
          <table:table-cell office:value-type="string" calcext:value-type="string">
            <text:p><text:s/>1.LMom</text:p>
          </table:table-cell>
          <table:table-cell table:number-columns-repeated="1019"/>
        </table:table-row>
        <table:table-row table:style-name="ro1">
          <table:table-cell table:style-name="ce2" office:value-type="float" office:value="1021" calcext:value-type="float">
            <text:p>1021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kurtosis</text:p>
          </table:table-cell>
          <table:table-cell office:value-type="string" calcext:value-type="string">
            <text:p><text:s/>2.LMom</text:p>
          </table:table-cell>
          <table:table-cell table:number-columns-repeated="1019"/>
        </table:table-row>
        <table:table-row table:style-name="ro1">
          <table:table-cell table:style-name="ce2" office:value-type="float" office:value="1022" calcext:value-type="float">
            <text:p>1022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kurtosis</text:p>
          </table:table-cell>
          <table:table-cell office:value-type="string" calcext:value-type="string">
            <text:p><text:s/>3.LMom</text:p>
          </table:table-cell>
          <table:table-cell table:number-columns-repeated="1019"/>
        </table:table-row>
        <table:table-row table:style-name="ro1">
          <table:table-cell table:style-name="ce2" office:value-type="float" office:value="1023" calcext:value-type="float">
            <text:p>1023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skewness</text:p>
          </table:table-cell>
          <table:table-cell office:value-type="string" calcext:value-type="string">
            <text:p><text:s/>1.LMom</text:p>
          </table:table-cell>
          <table:table-cell table:number-columns-repeated="1019"/>
        </table:table-row>
        <table:table-row table:style-name="ro1">
          <table:table-cell table:style-name="ce2" office:value-type="float" office:value="1024" calcext:value-type="float">
            <text:p>1024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skewness</text:p>
          </table:table-cell>
          <table:table-cell office:value-type="string" calcext:value-type="string">
            <text:p><text:s/>2.LMom</text:p>
          </table:table-cell>
          <table:table-cell table:number-columns-repeated="1019"/>
        </table:table-row>
        <table:table-row table:style-name="ro1">
          <table:table-cell table:style-name="ce2" office:value-type="float" office:value="1025" calcext:value-type="float">
            <text:p>1025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skewness</text:p>
          </table:table-cell>
          <table:table-cell office:value-type="string" calcext:value-type="string">
            <text:p><text:s/>3.LMom</text:p>
          </table:table-cell>
          <table:table-cell table:number-columns-repeated="1019"/>
        </table:table-row>
        <table:table-row table:style-name="ro1">
          <table:table-cell table:style-name="ce2" office:value-type="float" office:value="1026" calcext:value-type="float">
            <text:p>1026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irregularity</text:p>
          </table:table-cell>
          <table:table-cell office:value-type="string" calcext:value-type="string">
            <text:p><text:s/>1.LMom</text:p>
          </table:table-cell>
          <table:table-cell table:number-columns-repeated="1019"/>
        </table:table-row>
        <table:table-row table:style-name="ro1">
          <table:table-cell table:style-name="ce2" office:value-type="float" office:value="1027" calcext:value-type="float">
            <text:p>1027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irregularity</text:p>
          </table:table-cell>
          <table:table-cell office:value-type="string" calcext:value-type="string">
            <text:p><text:s/>2.LMom</text:p>
          </table:table-cell>
          <table:table-cell table:number-columns-repeated="1019"/>
        </table:table-row>
        <table:table-row table:style-name="ro1">
          <table:table-cell table:style-name="ce2" office:value-type="float" office:value="1028" calcext:value-type="float">
            <text:p>1028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irregularity</text:p>
          </table:table-cell>
          <table:table-cell office:value-type="string" calcext:value-type="string">
            <text:p><text:s/>3.LMom</text:p>
          </table:table-cell>
          <table:table-cell table:number-columns-repeated="1019"/>
        </table:table-row>
        <table:table-row table:style-name="ro1">
          <table:table-cell table:style-name="ce2" office:value-type="float" office:value="1029" calcext:value-type="float">
            <text:p>1029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rolloff</text:p>
          </table:table-cell>
          <table:table-cell office:value-type="string" calcext:value-type="string">
            <text:p><text:s/>1.LMom</text:p>
          </table:table-cell>
          <table:table-cell table:number-columns-repeated="1019"/>
        </table:table-row>
        <table:table-row table:style-name="ro1">
          <table:table-cell table:style-name="ce2" office:value-type="float" office:value="1030" calcext:value-type="float">
            <text:p>1030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rolloff</text:p>
          </table:table-cell>
          <table:table-cell office:value-type="string" calcext:value-type="string">
            <text:p><text:s/>2.LMom</text:p>
          </table:table-cell>
          <table:table-cell table:number-columns-repeated="1019"/>
        </table:table-row>
        <table:table-row table:style-name="ro1">
          <table:table-cell table:style-name="ce2" office:value-type="float" office:value="1031" calcext:value-type="float">
            <text:p>1031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rolloff</text:p>
          </table:table-cell>
          <table:table-cell office:value-type="string" calcext:value-type="string">
            <text:p><text:s/>3.LMom</text:p>
          </table:table-cell>
          <table:table-cell table:number-columns-repeated="1019"/>
        </table:table-row>
        <table:table-row table:style-name="ro1">
          <table:table-cell table:style-name="ce2" office:value-type="float" office:value="1032" calcext:value-type="float">
            <text:p>1032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variation</text:p>
          </table:table-cell>
          <table:table-cell office:value-type="string" calcext:value-type="string">
            <text:p><text:s/>1.LMom</text:p>
          </table:table-cell>
          <table:table-cell table:number-columns-repeated="1019"/>
        </table:table-row>
        <table:table-row table:style-name="ro1">
          <table:table-cell table:style-name="ce2" office:value-type="float" office:value="1033" calcext:value-type="float">
            <text:p>1033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variation</text:p>
          </table:table-cell>
          <table:table-cell office:value-type="string" calcext:value-type="string">
            <text:p><text:s/>2.LMom</text:p>
          </table:table-cell>
          <table:table-cell table:number-columns-repeated="1019"/>
        </table:table-row>
        <table:table-row table:style-name="ro1">
          <table:table-cell table:style-name="ce2" office:value-type="float" office:value="1034" calcext:value-type="float">
            <text:p>1034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variation</text:p>
          </table:table-cell>
          <table:table-cell office:value-type="string" calcext:value-type="string">
            <text:p><text:s/>3.LMom</text:p>
          </table:table-cell>
          <table:table-cell table:number-columns-repeated="1019"/>
        </table:table-row>
        <table:table-row table:style-name="ro1">
          <table:table-cell table:style-name="ce2" office:value-type="float" office:value="1035" calcext:value-type="float">
            <text:p>1035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roid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036" calcext:value-type="float">
            <text:p>1036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roid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037" calcext:value-type="float">
            <text:p>1037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rest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038" calcext:value-type="float">
            <text:p>1038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rest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039" calcext:value-type="float">
            <text:p>1039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spread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040" calcext:value-type="float">
            <text:p>1040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spread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041" calcext:value-type="float">
            <text:p>1041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entropy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042" calcext:value-type="float">
            <text:p>1042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entropy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043" calcext:value-type="float">
            <text:p>1043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brightness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044" calcext:value-type="float">
            <text:p>1044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brightness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045" calcext:value-type="float">
            <text:p>1045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hfc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046" calcext:value-type="float">
            <text:p>1046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hfc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047" calcext:value-type="float">
            <text:p>1047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decrease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048" calcext:value-type="float">
            <text:p>1048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decrease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049" calcext:value-type="float">
            <text:p>1049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flatness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050" calcext:value-type="float">
            <text:p>1050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flatness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051" calcext:value-type="float">
            <text:p>1051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flux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052" calcext:value-type="float">
            <text:p>1052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flux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053" calcext:value-type="float">
            <text:p>1053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kurtosis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054" calcext:value-type="float">
            <text:p>1054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kurtosis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055" calcext:value-type="float">
            <text:p>1055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skewness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056" calcext:value-type="float">
            <text:p>1056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skewness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057" calcext:value-type="float">
            <text:p>1057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irregularity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058" calcext:value-type="float">
            <text:p>1058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irregularity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059" calcext:value-type="float">
            <text:p>1059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rolloff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060" calcext:value-type="float">
            <text:p>1060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rolloff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061" calcext:value-type="float">
            <text:p>1061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variation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062" calcext:value-type="float">
            <text:p>1062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variation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style-name="ce2" office:value-type="float" office:value="1063" calcext:value-type="float">
            <text:p>1063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roid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064" calcext:value-type="float">
            <text:p>1064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roid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065" calcext:value-type="float">
            <text:p>1065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rest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066" calcext:value-type="float">
            <text:p>1066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rest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067" calcext:value-type="float">
            <text:p>1067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spread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068" calcext:value-type="float">
            <text:p>1068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spread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069" calcext:value-type="float">
            <text:p>1069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entropy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070" calcext:value-type="float">
            <text:p>1070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entropy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071" calcext:value-type="float">
            <text:p>1071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brightness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072" calcext:value-type="float">
            <text:p>1072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brightness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073" calcext:value-type="float">
            <text:p>1073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hfc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074" calcext:value-type="float">
            <text:p>1074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hfc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075" calcext:value-type="float">
            <text:p>1075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decrease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076" calcext:value-type="float">
            <text:p>1076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decrease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077" calcext:value-type="float">
            <text:p>1077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flatness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078" calcext:value-type="float">
            <text:p>1078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flatness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079" calcext:value-type="float">
            <text:p>1079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flux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080" calcext:value-type="float">
            <text:p>1080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flux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081" calcext:value-type="float">
            <text:p>1081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kurtosis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082" calcext:value-type="float">
            <text:p>1082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kurtosis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083" calcext:value-type="float">
            <text:p>1083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skewness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084" calcext:value-type="float">
            <text:p>1084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skewness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085" calcext:value-type="float">
            <text:p>1085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irregularity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086" calcext:value-type="float">
            <text:p>1086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irregularity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087" calcext:value-type="float">
            <text:p>1087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rolloff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088" calcext:value-type="float">
            <text:p>1088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rolloff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089" calcext:value-type="float">
            <text:p>1089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variation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style-name="ce2" office:value-type="float" office:value="1090" calcext:value-type="float">
            <text:p>1090</text:p>
          </table:table-cell>
          <table:table-cell office:value-type="string" calcext:value-type="string">
            <text:p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variation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 table:number-rows-repeated="1047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2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2T15:44:23.363000000</dc:date>
    <meta:editing-duration>PT3M39S</meta:editing-duration>
    <meta:editing-cycles>1</meta:editing-cycles>
    <meta:document-statistic meta:table-count="1" meta:cell-count="7263" meta:object-count="0"/>
    <meta:generator>LibreOffice/5.4.5.1$Windows_X86_64 LibreOffice_project/79c9829dd5d8054ec39a82dc51cd9eff340dbee8</meta:generator>
  </office:meta>
</office:document-meta>
</file>